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8.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5.42mm" svg:height="76.2mm" svg:x="273.41mm" svg:y="41.17mm">
            <draw:object draw:notify-on-update-of-ranges="Sheet1.B1:Sheet1.L1 Sheet1.A2:Sheet1.A2 Sheet1.B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5.75mm" svg:height="79.43mm" svg:x="274.51mm" svg:y="125.32mm">
            <draw:object draw:notify-on-update-of-ranges="Sheet1.B1:Sheet1.L1 Sheet1.B7:Sheet1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2M</text:p>
          </table:table-cell>
          <table:table-cell table:style-name="ce1" office:value-type="string" calcext:value-type="string">
            <text:p><text:s/>3M</text:p>
          </table:table-cell>
          <table:table-cell table:style-name="ce1" office:value-type="string" calcext:value-type="string">
            <text:p><text:s/>4M</text:p>
          </table:table-cell>
          <table:table-cell table:style-name="ce1" office:value-type="string" calcext:value-type="string">
            <text:p><text:s/>5M</text:p>
          </table:table-cell>
          <table:table-cell table:style-name="ce1" office:value-type="string" calcext:value-type="string">
            <text:p>6M</text:p>
          </table:table-cell>
          <table:table-cell table:style-name="ce1" office:value-type="string" calcext:value-type="string">
            <text:p>7M</text:p>
          </table:table-cell>
          <table:table-cell table:style-name="ce1" office:value-type="string" calcext:value-type="string">
            <text:p>8M</text:p>
          </table:table-cell>
          <table:table-cell table:style-name="ce1" office:value-type="string" calcext:value-type="string">
            <text:p>9M</text:p>
          </table:table-cell>
          <table:table-cell table:style-name="ce1" office:value-type="string" calcext:value-type="string">
            <text:p>10M</text:p>
          </table:table-cell>
          <table:table-cell table:style-name="ce1" office:value-type="string" calcext:value-type="string">
            <text:p>11M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time /s</text:p>
          </table:table-cell>
          <table:table-cell table:style-name="ce1" table:number-columns-repeated="11"/>
          <table:table-cell table:number-columns-repeated="3"/>
          <table:table-cell office:value-type="string" calcext:value-type="string">
            <text:p>5m 10 cdpon</text:p>
          </table:table-cell>
        </table:table-row>
        <table:table-row table:style-name="ro2">
          <table:table-cell table:style-name="ce1" office:value-type="string" calcext:value-type="string">
            <text:p>miss</text:p>
          </table:table-cell>
          <table:table-cell table:style-name="ce1" table:number-columns-repeated="11"/>
          <table:table-cell table:number-columns-repeated="4"/>
        </table:table-row>
        <table:table-row table:style-name="ro2">
          <table:table-cell table:style-name="ce1" office:value-type="string" calcext:value-type="string">
            <text:p>references</text:p>
          </table:table-cell>
          <table:table-cell table:style-name="ce1" table:number-columns-repeated="11"/>
          <table:table-cell table:number-columns-repeated="4"/>
        </table:table-row>
        <table:table-row table:style-name="ro2">
          <table:table-cell table:style-name="ce1" table:number-columns-repeated="12"/>
          <table:table-cell table:number-columns-repeated="4"/>
        </table:table-row>
        <table:table-row table:style-name="ro2">
          <table:table-cell table:style-name="ce1"/>
          <table:table-cell table:number-columns-repeated="3"/>
          <table:table-cell table:style-name="ce1" table:number-columns-repeated="8"/>
          <table:table-cell table:number-columns-repeated="4"/>
        </table:table-row>
        <table:table-row table:style-name="ro2">
          <table:table-cell table:style-name="ce1" office:value-type="string" calcext:value-type="string">
            <text:p>rate</text:p>
          </table:table-cell>
          <table:table-cell table:style-name="ce1" table:number-columns-repeated="11"/>
          <table:table-cell table:number-columns-repeated="4"/>
        </table:table-row>
        <table:table-row table:style-name="ro2" table:number-rows-repeated="2">
          <table:table-cell table:style-name="ce1" table:number-columns-repeated="12"/>
          <table:table-cell table:number-columns-repeated="4"/>
        </table:table-row>
        <table:table-row table:style-name="ro2" table:number-rows-repeated="7">
          <table:table-cell table:number-columns-repeated="16"/>
        </table:table-row>
        <table:table-row table:style-name="ro3">
          <table:table-cell table:number-columns-repeated="13"/>
          <table:table-cell table:style-name="ce3" office:value-type="string" calcext:value-type="string">
            <text:p>memtest -m 5 -c 0 -i 100</text:p>
          </table:table-cell>
          <table:table-cell table:number-columns-repeated="2"/>
        </table:table-row>
        <table:table-row table:style-name="ro4">
          <table:table-cell table:number-columns-repeated="13"/>
          <table:table-cell table:style-name="ce3" office:value-type="string" calcext:value-type="string">
            <text:p>10次</text:p>
          </table:table-cell>
          <table:table-cell table:number-columns-repeated="2"/>
        </table:table-row>
        <table:table-row table:style-name="ro3">
          <table:table-cell table:number-columns-repeated="13"/>
          <table:table-cell table:style-name="ce3" office:value-type="string" calcext:value-type="string">
            <text:p>时间和</text:p>
          </table:table-cell>
          <table:table-cell table:number-columns-repeated="2"/>
        </table:table-row>
        <table:table-row table:style-name="ro2" table:number-rows-repeated="6">
          <table:table-cell table:number-columns-repeated="16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78701" calcext:value-type="float">
            <text:p>0.778701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7859022" calcext:value-type="float">
            <text:p>7859022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4073" calcext:value-type="float">
            <text:p>8184073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802208" calcext:value-type="float">
            <text:p>0.802208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136679" calcext:value-type="float">
            <text:p>8136679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6110" calcext:value-type="float">
            <text:p>8186110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7352" calcext:value-type="float">
            <text:p>0.797352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131762" calcext:value-type="float">
            <text:p>8131762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5906" calcext:value-type="float">
            <text:p>8185906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803268" calcext:value-type="float">
            <text:p>0.803268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143444" calcext:value-type="float">
            <text:p>8143444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2718" calcext:value-type="float">
            <text:p>8182718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5595" calcext:value-type="float">
            <text:p>0.795595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133666" calcext:value-type="float">
            <text:p>8133666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2952" calcext:value-type="float">
            <text:p>8182952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8463" calcext:value-type="float">
            <text:p>0.79846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94276" calcext:value-type="float">
            <text:p>8094276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1957" calcext:value-type="float">
            <text:p>8181957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93386" calcext:value-type="float">
            <text:p>0.79338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136466" calcext:value-type="float">
            <text:p>8136466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2353" calcext:value-type="float">
            <text:p>8182353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0773" calcext:value-type="float">
            <text:p>0.780773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7999752" calcext:value-type="float">
            <text:p>7999752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2383" calcext:value-type="float">
            <text:p>8182383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4636" calcext:value-type="float">
            <text:p>0.784636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64366" calcext:value-type="float">
            <text:p>8064366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2846" calcext:value-type="float">
            <text:p>8182846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0]</text:p>
          </table:table-cell>
          <table:table-cell office:value-type="string" calcext:value-type="string">
            <text:p>duration</text:p>
          </table:table-cell>
          <table:table-cell office:value-type="float" office:value="0.786114" calcext:value-type="float">
            <text:p>0.786114</text:p>
          </table:table-cell>
          <table:table-cell office:value-type="string" calcext:value-type="string">
            <text:p><text:s/>s</text:p>
          </table:table-cell>
          <table:table-cell office:value-type="string" calcext:value-type="string">
            <text:p>[0]</text:p>
          </table:table-cell>
          <table:table-cell office:value-type="float" office:value="8070361" calcext:value-type="float">
            <text:p>8070361</text:p>
          </table:table-cell>
          <table:table-cell office:value-type="string" calcext:value-type="string">
            <text:p>cache mis</text:p>
          </table:table-cell>
          <table:table-cell office:value-type="string" calcext:value-type="string">
            <text:p>[0]</text:p>
          </table:table-cell>
          <table:table-cell office:value-type="float" office:value="8183609" calcext:value-type="float">
            <text:p>8183609</text:p>
          </table:table-cell>
          <table:table-cell office:value-type="string" calcext:value-type="string">
            <text:p>cache ref</text:p>
          </table:table-cell>
          <table:table-cell office:value-type="string" calcext:value-type="string">
            <text:p>erenc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6:.C35])" office:value-type="float" office:value="7.920496" calcext:value-type="float">
            <text:p>7.920496</text:p>
          </table:table-cell>
          <table:table-cell table:number-columns-repeated="2"/>
          <table:table-cell table:formula="of:=SUM([.F26:.F35])" office:value-type="float" office:value="80769794" calcext:value-type="float">
            <text:p>80769794</text:p>
          </table:table-cell>
          <table:table-cell table:number-columns-repeated="2"/>
          <table:table-cell table:formula="of:=SUM([.I26:.I35])" office:value-type="float" office:value="81834907" calcext:value-type="float">
            <text:p>81834907</text:p>
          </table:table-cell>
          <table:table-cell table:number-columns-repeated="7"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5"/>
          <table:table-cell office:value-type="float" office:value="8143444" calcext:value-type="float">
            <text:p>814344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00/00/00</text:date>, <text:time style:data-style-name="N2" text:time-value="10:01:06.188284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1:46:16.302643865</meta:creation-date>
    <dc:date>2019-09-02T10:01:35.772518279</dc:date>
    <meta:editing-duration>PT1H55M23S</meta:editing-duration>
    <meta:editing-cycles>26</meta:editing-cycles>
    <meta:generator>LibreOffice/6.0.7.3$Linux_X86_64 LibreOffice_project/00m0$Build-3</meta:generator>
    <meta:document-statistic meta:table-count="1" meta:cell-count="1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3cm" svg:height="7.621cm" xlink:href=".." xlink:type="simple" chart:class="chart:line" chart:style-name="ch1">
        <chart:legend chart:legend-position="end" svg:x="11.141cm" svg:y="3.511cm" style:legend-expansion="high" chart:style-name="ch2"/>
        <chart:plot-area chart:style-name="ch3" table:cell-range-address="Sheet1.B1:Sheet1.L2 Sheet1.A2:Sheet1.A2" chart:data-source-has-labels="both" svg:x="1.33cm" svg:y="0.64cm" svg:width="10.166cm" svg:height="6.613cm">
          <chartooo:coordinate-region svg:x="1.951cm" svg:y="0.839cm" svg:width="9.213cm" svg:height="5.767cm"/>
          <chart:axis chart:dimension="x" chart:name="primary-x" chart:style-name="ch4" chartooo:axis-type="auto">
            <chartooo:date-scale/>
            <chart:title svg:x="5.747cm" svg:y="7.061cm" chart:style-name="ch5">
              <text:p>cache/m</text:p>
            </chart:title>
            <chart:categories table:cell-range-address="Sheet1.B1:Sheet1.L1"/>
          </chart:axis>
          <chart:axis chart:dimension="y" chart:name="primary-y" chart:style-name="ch6">
            <chart:title svg:x="0.5cm" svg:y="4.427cm" chart:style-name="ch7">
              <text:p>time/s</text:p>
            </chart:title>
            <chart:grid chart:style-name="ch8" chart:class="major"/>
          </chart:axis>
          <chart:series chart:style-name="ch9" chart:values-cell-range-address="Sheet1.B2:Sheet1.L2" chart:label-cell-address="Sheet1.A2:Sheet1.A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time /s</text:p>
                <draw:g>
                  <svg:desc>Sheet1.A2:Sheet1.A2</svg:desc>
                </draw:g>
              </table:table-cell>
              <table:table-cell office:value-type="float" office:value="NaN">
                <text:p>NaN</text:p>
                <draw:g>
                  <svg:desc>Sheet1.B2:Sheet1.L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576cm" svg:height="7.944cm" xlink:href=".." xlink:type="simple" chart:class="chart:line" chart:style-name="ch1">
        <chart:legend chart:legend-position="end" svg:x="11.279cm" svg:y="3.673cm" style:legend-expansion="high" chart:style-name="ch2"/>
        <chart:plot-area chart:style-name="ch3" table:cell-range-address="Sheet1.B1:Sheet1.L1 Sheet1.B7:Sheet1.L7" chart:data-source-has-labels="row" svg:x="0.271cm" svg:y="0.158cm" svg:width="10.737cm" svg:height="7.628cm">
          <chartooo:coordinate-region svg:x="0.998cm" svg:y="0.357cm" svg:width="9.679cm" svg:height="6.782cm"/>
          <chart:axis chart:dimension="x" chart:name="primary-x" chart:style-name="ch4" chartooo:axis-type="auto">
            <chartooo:date-scale/>
            <chart:categories table:cell-range-address="Sheet1.B1:Sheet1.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L7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M</text:p>
                <draw:g>
                  <svg:desc>Sheet1.B1:Sheet1.L1</svg:desc>
                </draw:g>
              </table:table-cell>
              <table:table-cell office:value-type="string">
                <text:p>2M</text:p>
              </table:table-cell>
              <table:table-cell office:value-type="string">
                <text:p> 3M</text:p>
              </table:table-cell>
              <table:table-cell office:value-type="string">
                <text:p> 4M</text:p>
              </table:table-cell>
              <table:table-cell office:value-type="string">
                <text:p> 5M</text:p>
              </table:table-cell>
              <table:table-cell office:value-type="string">
                <text:p>6M</text:p>
              </table:table-cell>
              <table:table-cell office:value-type="string">
                <text:p>7M</text:p>
              </table:table-cell>
              <table:table-cell office:value-type="string">
                <text:p>8M</text:p>
              </table:table-cell>
              <table:table-cell office:value-type="string">
                <text:p>9M</text:p>
              </table:table-cell>
              <table:table-cell office:value-type="string">
                <text:p>10M</text:p>
              </table:table-cell>
              <table:table-cell office:value-type="string">
                <text:p>11M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B7:Sheet1.L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